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Yksinäinen</text:p>
      <text:p text:style-name="P5"/>
      <text:p text:style-name="P6">28 elo 2015</text:p>
      <text:p text:style-name="P7"/>
      <text:p text:style-name="P8">Heips! Olen 16-vuotias lesbo. Perheeni ja kaikki kaveripiirissäni ovat tienneet jo pitkään suuntautumisestani ja<text:s/>se on ollut kaikille täysin okei, enkä ole joutunut minkäänlaisen syrjinnän tai kiusaamisen kohteeksi sen takia ikinä. Ongelmanani kuitenkin on, että vaikka minulla on ystäviä ja perhe, joille voin puhua niin silti tunnen olevani hirveen yksinäinen ja haluaisin kovasti päästä tutustumaan ja samaistumaan muihin seksuaalivähemmistöihin kuuluviin nuoriin täällä, mutta en oikein tiedä miten tai missä. Tuntuu välillä todella turhauttavalta ja joskus jopa mietin, että olen tän kylän ainoo sateenkaarinuori mikä kyllä todellisuudessa on mahdotonta... Tämän kesän ajan on tää asia ahdistanut tosi paljon ja olen yrittänyt kaikkeni, että pääsisin puhumaan jollekkin tuntuu, että päässä napsahtaa kohta. Setan nuortenryhmäkin kun on täällä päin olematonta näin kesällä:/</text:p>
      <text:p text:style-name="P9"/>
      <text:p text:style-name="P10">[Nimimerkki poistettu]</text:p>
      <text:p text:style-name="P11"/>
      <text:p text:style-name="P12"/>
      <text:p text:style-name="P13">Vastaus</text:p>
      <text:p text:style-name="P14"/>
      <text:p text:style-name="P15">Hei<text:line-break/><text:line-break/>Kerrot että päässä napsahtaa kohta, jos et jostain löydä muita seksuaalivähemmistöön kuuluvia nuoria. Kuten viestissäsi kerrot, ei riitä että perhe ja ystävät ovat ymmärtäviä. Jokainen meistä tarvitsee sellaisten ihmisten seuraa, joihin voi riittävästi samaistua ja joiden elämänkokemus tuntuu itselle riittävän tutulta. Se on kuin pääsisi pitkän ulkomaan matkan jälkeen kotimaahan ja huomaa että tulee heti ymmärretyksi ja että on helppo ilmaista mitä tahansa mieleen tulevia asioita. Seksuaali- ja sukupuolivähemmistöin kuuluville nuorille vertaisryhmän merkitys on todella suuri. Vertaisryhmässä on helppo ilmaista asioita, voidaan nauraa ja välillä itkeäkin yhdessä ja siellä muodostuu syviä ystävyyssuhteita. Syyskuussa Setan jäsenjärjestöjen nuorten ryhmät heräävät eloon. Toivottavasti läheltäsi löytyy aktiivinen ryhmä! Ryhmien toiminnasta voit kysyä tarkemmin<text:s/>[Sinuiksi palvelusta].<text:s/>Osoitteesta seta.fi/jasenjarjestot löydät tietoa Setan jäsenjärjestöistä.<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05:00Z</meta:creation-date>
    <dc:date>2023-01-19T14:05:00Z</dc:date>
    <meta:template xlink:href="Normal.dotm" xlink:type="simple"/>
    <meta:editing-cycles>1</meta:editing-cycles>
    <meta:editing-duration>PT0S</meta:editing-duration>
    <meta:document-statistic meta:page-count="1" meta:paragraph-count="4" meta:word-count="249" meta:character-count="2262" meta:row-count="16" meta:non-whitespace-character-count="2017"/>
  </office:meta>
</office:document-meta>
</file>